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WebRequest.FacesWebRequest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HeaderValues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Header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checkNotModified( long lastModified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checkNotModified( @ Nullable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NativeRequest( @ Nullable Class &lt; T &gt; require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cesWeb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ParameterValues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Parameter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checkNotModified( @ Nullable String etag , long lastModified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Description( boolean includeClien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acesWeb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NativeResponse( @ Nullable Class &lt; T &gt; require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cesWeb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WebRequest.getNativ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